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zessassessment</text:p>
      <text:p text:style-name="P2">Im Prozessassessment wird eine kritische Reflektion der Einhaltung der Meilensteine, sowie die Einhaltung des Projektplanes bewertet.</text:p>
      <text:p text:style-name="P2">Die Mitglieder des Projektes haben bereits zusammen an anderen Projekten gearbeitet und kannten sich deshalb auf persönlicher Ebene sehr gut. Das Know-How der einzelnen Mitglieder überschneidet sich in sehr vielen Stellen, gleichermaßen überschneiden sich allerdings auch die Schwächen. </text:p>
      <text:p text:style-name="P2">Der Projektplan sowie die Anforderungen an die einzelnen Artefakte geben einen strikten engen Rahmen an der eingehalten werden muss, damit eine erfolgreiche und effiziente Projektdurchführung möglich ist. </text:p>
      <text:p text:style-name="P2">Der Projektplan sowie die Meilensteine wurden am Anfang des Projektes weites gehend eingehalten und die Artefakte fristgerecht eingereicht. Allerdings wurde von Anfang an der tatsächliche Workload unterschätzt. Die Idee so viele Funktionalitäten gleichzeitig zu erarbeiten überforderte vor allem in der zweiten Hälfte des Projektes, was zu häufigen Änderungen an dem zu entwickelnden Produkt führte. Dies lässt sich auch an den Artefakten erkennen, die das Produkt in ihrem Umfang weiter und weiter schmälern je weiter die Entwicklung fortgeschritten war. </text:p>
      <text:p text:style-name="P2">Dadurch mussten auch viele Artefakte aus der Vergangenheit weiterentwickelt werden, was wiederum einen Zeitverzug des Projektes zur Folge hatte.</text:p>
      <text:p text:style-name="P2">Vor allem die Programmierung in Android gegen Ende des Projektes überfragt uns schnell und dauerte deshalb auch viel länger als die die geplante Zeit, was das ganze Projekt in Verzug brachte.</text:p>
      <text:p text:style-name="P2"/>
      <text:p text:style-name="P2"/>
      <text:p text:style-name="P2"><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6-01-18T15:58:53.13</meta:creation-date>
    <meta:document-statistic meta:table-count="0" meta:image-count="0" meta:object-count="0" meta:page-count="1" meta:paragraph-count="8" meta:word-count="210" meta:character-count="1534"/>
    <dc:date>2016-01-18T16:16:42.73</dc:date>
    <dc:creator>bernd  schneider</dc:creator>
    <meta:editing-duration>PT2M39S</meta:editing-duration>
    <meta:editing-cycles>1</meta:editing-cycles>
    <meta:generator>OpenOffice/4.1.0$Win32 OpenOffice.org_project/410m18$Build-9764</meta:generator>
  </office:meta>
</office:document-meta>
</file>